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493in" fo:margin-left="0in" fo:margin-top="0in" fo:margin-bottom="0in" table:align="left"/>
    </style:style>
    <style:style style:name="Table1.A" style:family="table-column">
      <style:table-column-properties style:column-width="1.784in"/>
    </style:style>
    <style:style style:name="Table1.B" style:family="table-column">
      <style:table-column-properties style:column-width="2.0972in"/>
    </style:style>
    <style:style style:name="Table1.C" style:family="table-column">
      <style:table-column-properties style:column-width="0.9521in"/>
    </style:style>
    <style:style style:name="Table1.D" style:family="table-column">
      <style:table-column-properties style:column-width="1.8153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9097in" fo:keep-together="auto"/>
    </style:style>
    <style:style style:name="Table1.6" style:family="table-row">
      <style:table-row-properties style:min-row-height="0.7222in" fo:keep-together="auto"/>
    </style:style>
    <style:style style:name="Table1.11" style:family="table-row">
      <style:table-row-properties style:min-row-height="1.097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>
      <style:paragraph-properties fo:margin-top="0.3335in" fo:margin-bottom="0.0835in" loext:contextual-spacing="false" fo:line-height="100%" fo:text-align="justify" style:justify-single-word="false" fo:keep-with-next="auto"/>
    </style:style>
    <style:style style:name="P31" style:family="paragraph" style:parent-style-name="Heading_20_1" style:list-style-name="WWNum2"/>
    <style:style style:name="P32" style:family="paragraph" style:parent-style-name="Heading_20_1" style:list-style-name="WWNum2">
      <style:paragraph-properties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color="#000000"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3d83few2f3rk"/><text:span text:style-name="T1">Diseño aplicado a interfaces web con Flutter</text:span><text:span text:style-name="T2"><text:line-break/></text:span><text:span text:style-name="T3">Unidad 01 - Actividades entregables</text:span></text:p>
      <text:p text:style-name="P3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7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6"><text:span text:style-name="T6">Autor: Sergi García Barea</text:span></text:p>
      <text:p text:style-name="P6"><text:span text:style-name="T6">Actualizado Noviembre 2025</text:span></text:p>
      <text:p text:style-name="P6"><text:span text:style-name="T7">Licencia</text:span></text:p>
      <text:p text:style-name="P9"/>
      <text:p text:style-name="P8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7">Nomenclatura</text:span></text:p>
      <text:p text:style-name="P10">A lo largo de este tema se utilizarán distintos símbolos para distinguir elementos importantes dentro del contenido. Estos símbolos son:</text:p>
      <text:p text:style-name="P10"/>
      <text:p text:style-name="P12"><text:span text:style-name="T10"><text:s/>📖 </text:span><text:span text:style-name="T11">Importante</text:span></text:p>
      <text:p text:style-name="P13"><text:soft-page-break/></text:p>
      <text:p text:style-name="P12"><text:span text:style-name="T12"><text:s/>❕</text:span><text:span text:style-name="T13"> </text:span><text:span text:style-name="T11">Atención</text:span></text:p>
      <text:p text:style-name="P13"/>
      <text:p text:style-name="P12"><text:span text:style-name="T10"><text:s/>💬</text:span> <text:span text:style-name="T11">Interesante</text:span></text:p>
      <text:p text:style-name="P14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vyhbfp4t666x" text:style-name="Index_20_Link" text:visited-style-name="Index_20_Link"><text:span text:style-name="T17">1. Entrega unidad 01<text:tab/>3</text:span></text:a></text:p>
          <text:p text:style-name="P16"><text:a xlink:type="simple" xlink:href="#_60iz1e6ze2qy" text:style-name="Index_20_Link" text:visited-style-name="Index_20_Link"><text:span text:style-name="T18">2. Ejemplo entrega unidad 01<text:tab/>3</text:span></text:a></text:p>
          <text:p text:style-name="P16"><text:a xlink:type="simple" xlink:href="#_37snql2wex8b" text:style-name="Index_20_Link" text:visited-style-name="Index_20_Link"><text:span text:style-name="T17">📊 Ejemplo de resolución con la página Amazon.es según las 10 Heurísticas de Nielsen<text:tab/>3</text:span></text:a></text:p>
        </text:index-body>
      </text:table-of-content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9"><text:span text:style-name="T15">Unidad 01. Actividades entregables</text:span></text:p>
      <text:list xml:id="list3727479080" text:style-name="WWNum2">
        <text:list-item>
          <text:p text:style-name="P32"><text:bookmark text:name="_vyhbfp4t666x"/>Entrega unidad 01</text:p>
        </text:list-item>
      </text:list>
      <text:p text:style-name="Standard">En esta unidad debes entregar un PDF/ODT/DOCX/TXT. En ese fichero, indica una web a analizar de tu elección. Puedes seleccionar alguna de las sugeridas o cualquier otra de tu preferencia.</text:p>
      <text:p text:style-name="Standard"><text:span text:style-name="T11">Analiza la web elegida</text:span> aplicando las <text:span text:style-name="T11">10 heurísticas de Nielsen</text:span>:</text:p>
      <text:list xml:id="list2845364233" text:style-name="WWNum3">
        <text:list-item>
          <text:p text:style-name="P24">Visibilidad del estado del sistema.</text:p>
        </text:list-item>
        <text:list-item>
          <text:p text:style-name="P26">Correspondencia entre el sistema y el mundo real.</text:p>
        </text:list-item>
        <text:list-item>
          <text:p text:style-name="P26">Control y libertad del usuario.</text:p>
        </text:list-item>
        <text:list-item>
          <text:p text:style-name="P26">Consistencia y estándares.</text:p>
        </text:list-item>
        <text:list-item>
          <text:p text:style-name="P26">Prevención de errores.</text:p>
        </text:list-item>
        <text:list-item>
          <text:p text:style-name="P26">Reconocer mejor que recordar.</text:p>
        </text:list-item>
        <text:list-item>
          <text:p text:style-name="P26">Flexibilidad y eficiencia de uso.</text:p>
        </text:list-item>
        <text:list-item>
          <text:p text:style-name="P26">Diseño estético y minimalista.</text:p>
        </text:list-item>
        <text:list-item>
          <text:p text:style-name="P26">Ayudar a reconocer, diagnosticar y recuperarse de errores.</text:p>
        </text:list-item>
        <text:list-item>
          <text:p text:style-name="P28">Ayuda y documentación.</text:p>
        </text:list-item>
      </text:list>
      <text:p text:style-name="Standard"><text:span text:style-name="T11">Identifica al menos 2 aciertos</text:span> y <text:span text:style-name="T11">2 errores</text:span> en la web elegida. <text:span text:style-name="T11">Propón mejoras concretas</text:span> para resolver los errores (ejemplo: “El buscador no muestra sugerencias → debería incluir autocompletado con historial de búsquedas”).<text:line-break/><text:line-break/> 🔹 <text:span text:style-name="T11">Webs sugeridas:</text:span></text:p>
      <text:list xml:id="list301052082" text:style-name="WWNum1">
        <text:list-item>
          <text:p text:style-name="P25"><text:span text:style-name="T11">Zara</text:span> (moda online).</text:p>
        </text:list-item>
        <text:list-item>
          <text:p text:style-name="P27"><text:span text:style-name="T11">Airbnb</text:span> (alquiler vacacional).</text:p>
        </text:list-item>
        <text:list-item>
          <text:p text:style-name="P27"><text:soft-page-break/><text:span text:style-name="T11">Spotify Web</text:span> (plataforma de música).</text:p>
        </text:list-item>
        <text:list-item>
          <text:p text:style-name="P27"><text:span text:style-name="T11">Booking</text:span> (reservas de hoteles).</text:p>
        </text:list-item>
        <text:list-item>
          <text:p text:style-name="P27"><text:span text:style-name="T11">IKEA</text:span> (muebles y decoración).</text:p>
        </text:list-item>
        <text:list-item>
          <text:p text:style-name="P29"><text:span text:style-name="T11">Banco Santander</text:span> o <text:span text:style-name="T11">BBVA</text:span> (ejemplo de banca online).</text:p>
        </text:list-item>
      </text:list>
      <text:p text:style-name="Standard">👉 También puedes elegir <text:span text:style-name="T11">otra web que uses con frecuencia</text:span> y que consideres interesante de analizar.</text:p>
      <text:list xml:id="list13158074088275" text:continue-list="list3727479080" text:style-name="WWNum2">
        <text:list-item>
          <text:p text:style-name="P31"><text:bookmark text:name="_60iz1e6ze2qy"/>Ejemplo entrega unidad 01</text:p>
        </text:list-item>
      </text:list>
      <text:p text:style-name="P30"><text:span text:style-name="T11">📊 Ejemplo de resolución de la actividad con la página Amazon.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1">Heurística de Nielsen</text:span></text:p>
          </table:table-cell>
          <table:table-cell table:style-name="Table1.A1" office:value-type="string">
            <text:p text:style-name="P1"><text:span text:style-name="T11">Observación en Amazon.es</text:span></text:p>
          </table:table-cell>
          <table:table-cell table:style-name="Table1.A1" office:value-type="string">
            <text:p text:style-name="P1"><text:span text:style-name="T11">Acierto / Error</text:span></text:p>
          </table:table-cell>
          <table:table-cell table:style-name="Table1.A1" office:value-type="string">
            <text:p text:style-name="P1"><text:span text:style-name="T11">Propuesta de mejora</text:span></text:p>
          </table:table-cell>
        </table:table-row>
        <table:table-row table:style-name="Table1.2">
          <table:table-cell table:style-name="Table1.A1" office:value-type="string">
            <text:p text:style-name="P2">1. Visibilidad del estado del sistema</text:p>
          </table:table-cell>
          <table:table-cell table:style-name="Table1.A1" office:value-type="string">
            <text:p text:style-name="Standard">Al añadir un producto al carrito aparece un aviso claro + icono del carrito actualizado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2">
          <table:table-cell table:style-name="Table1.A1" office:value-type="string">
            <text:p text:style-name="P2">2. Correspondencia con el mundo real</text:p>
          </table:table-cell>
          <table:table-cell table:style-name="Table1.A1" office:value-type="string">
            <text:p text:style-name="Standard">Uso de términos familiares como “Carrito de la compra”, “Pedidos”, “Lista de deseos”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2">
          <table:table-cell table:style-name="Table1.A1" office:value-type="string">
            <text:p text:style-name="P2">3. Control y libertad del usuario</text:p>
          </table:table-cell>
          <table:table-cell table:style-name="Table1.A1" office:value-type="string">
            <text:p text:style-name="Standard">Puedes eliminar productos del carrito fácilmente o cancelar pedidos desde el historial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2">
          <table:table-cell table:style-name="Table1.A1" office:value-type="string">
            <text:p text:style-name="P2">4. Consistencia y estándares</text:p>
          </table:table-cell>
          <table:table-cell table:style-name="Table1.A1" office:value-type="string">
            <text:p text:style-name="Standard">La estructura del menú cambia entre versión móvil y desktop → opciones en diferentes lugares.</text:p>
          </table:table-cell>
          <table:table-cell table:style-name="Table1.A1" office:value-type="string">
            <text:p text:style-name="Standard">❌ Error</text:p>
          </table:table-cell>
          <table:table-cell table:style-name="Table1.A1" office:value-type="string">
            <text:p text:style-name="Standard">Mantener jerarquía y ubicaciones clave coherentes en todas las plataformas.</text:p>
          </table:table-cell>
        </table:table-row>
        <table:table-row table:style-name="Table1.6">
          <table:table-cell table:style-name="Table1.A1" office:value-type="string">
            <text:p text:style-name="P2">5. Prevención de errores</text:p>
          </table:table-cell>
          <table:table-cell table:style-name="Table1.A1" office:value-type="string">
            <text:p text:style-name="Standard">Validación en tiempo real de tarjetas de crédito y direcciones de envío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2">
          <table:table-cell table:style-name="Table1.A1" office:value-type="string">
            <text:p text:style-name="P2">6. Reconocer mejor que recordar</text:p>
          </table:table-cell>
          <table:table-cell table:style-name="Table1.A1" office:value-type="string">
            <text:p text:style-name="Standard">Los filtros de productos desaparecen al cambiar de categoría → el usuario debe volver a buscarlos.</text:p>
          </table:table-cell>
          <table:table-cell table:style-name="Table1.A1" office:value-type="string">
            <text:p text:style-name="Standard">❌ Error</text:p>
          </table:table-cell>
          <table:table-cell table:style-name="Table1.A1" office:value-type="string">
            <text:p text:style-name="Standard">Mostrar los filtros activos en una barra lateral persistente.</text:p>
          </table:table-cell>
        </table:table-row>
        <table:table-row table:style-name="Table1.6">
          <table:table-cell table:style-name="Table1.A1" office:value-type="string">
            <text:p text:style-name="P2">7. Flexibilidad y eficiencia de uso</text:p>
          </table:table-cell>
          <table:table-cell table:style-name="Table1.A1" office:value-type="string">
            <text:p text:style-name="Standard">Función <text:span text:style-name="T11">“1-Click”</text:span> permite a usuarios frecuentes comprar de forma inmediata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2">
          <table:table-cell table:style-name="Table1.A1" office:value-type="string">
            <text:p text:style-name="P2">8. Estética y diseño minimalista</text:p>
          </table:table-cell>
          <table:table-cell table:style-name="Table1.A1" office:value-type="string">
            <text:p text:style-name="Standard">Página principal saturada con banners, promociones y texto → sobrecarga visual.</text:p>
          </table:table-cell>
          <table:table-cell table:style-name="Table1.A1" office:value-type="string">
            <text:p text:style-name="Standard">❌ Error</text:p>
          </table:table-cell>
          <table:table-cell table:style-name="Table1.A1" office:value-type="string">
            <text:p text:style-name="Standard">Priorizar jerarquía visual, más espacio en blanco y menos elementos secundarios.</text:p>
          </table:table-cell>
        </table:table-row>
        <table:table-row table:style-name="Table1.2">
          <table:table-cell table:style-name="Table1.A1" office:value-type="string">
            <text:p text:style-name="P2">9. Ayudar a reconocer, diagnosticar y recuperarse de errores</text:p>
          </table:table-cell>
          <table:table-cell table:style-name="Table1.A1" office:value-type="string">
            <text:p text:style-name="Standard">Mensajes claros al introducir mal un campo (ej: “El número de tarjeta no es válido”).</text:p>
          </table:table-cell>
          <table:table-cell table:style-name="Table1.A1" office:value-type="string">
            <text:p text:style-name="Standard">✅ Acierto</text:p>
          </table:table-cell>
          <table:table-cell table:style-name="Table1.A1" office:value-type="string">
            <text:p text:style-name="Standard">–</text:p>
          </table:table-cell>
        </table:table-row>
        <table:table-row table:style-name="Table1.11">
          <table:table-cell table:style-name="Table1.A1" office:value-type="string">
            <text:p text:style-name="P2">10. Ayuda y documentación</text:p>
          </table:table-cell>
          <table:table-cell table:style-name="Table1.A1" office:value-type="string">
            <text:p text:style-name="Standard">Centro de ayuda completo, con FAQs y contacto; pero el acceso está algo escondido en el pie de página.</text:p>
          </table:table-cell>
          <table:table-cell table:style-name="Table1.A1" office:value-type="string">
            <text:p text:style-name="Standard">⚠️ Mitad acierto / mitad error</text:p>
          </table:table-cell>
          <table:table-cell table:style-name="Table1.A1" office:value-type="string">
            <text:p text:style-name="Standard">Mejorar visibilidad del acceso a “Ayuda” (ej: icono fijo en cabecera o chat flotante)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1. Fundamentos de diseño UI/UX</text:span></text:p>
      </style:header>
      <style:footer>
        <text:p text:style-name="MP4"><text:span text:style-name="MT1"><text:tab/><text:tab/>UD01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86" meta:word-count="613" meta:character-count="3796" meta:non-whitespace-character-count="3270"/>
    <meta:generator>LibreOfficeDev/6.0.5.2$Linux_X86_64 LibreOffice_project/</meta:generator>
  </office:meta>
</office:document-meta>
</file>